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="none" fo:min-height="0.789cm"/>
    </style:style>
    <style:style style:name="gr5" style:family="graphic" style:parent-style-name="standard">
      <style:graphic-properties draw:fill-color="#e6e6ff" draw:textarea-horizontal-align="justify" draw:textarea-vertical-align="middle" draw:auto-grow-height="false" fo:wrap-option="no-wrap"/>
    </style:style>
    <style:style style:name="gr6" style:family="graphic" style:parent-style-name="standard">
      <style:graphic-properties draw:fill-color="#e6e6ff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 fo:wrap-option="no-wrap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10" style:family="paragraph">
      <style:paragraph-properties fo:margin-left="0.6cm" fo:margin-right="0cm" fo:text-indent="-0.6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0.5cm" svg:height="3.6cm" svg:x="1.5cm" svg:y="5.3cm">
          <text:p text:style-name="P2"/>
          <draw:enhanced-geometry svg:viewBox="0 0 21600 21600" draw:type="rectangle" draw:enhanced-path="M 0 0 L 21600 0 21600 21600 0 21600 0 0 Z N"/>
        </draw:custom-shape>
        <draw:frame draw:style-name="gr2" draw:layer="layout" svg:width="15.666cm" svg:height="1.038cm" svg:x="1.4cm" svg:y="1.458cm">
          <draw:text-box>
            <text:p text:style-name="P2">Schenker Documents Online: MovableType Generator</text:p>
          </draw:text-box>
        </draw:frame>
        <draw:custom-shape draw:style-name="gr1" draw:text-style-name="P1" draw:layer="layout" svg:width="10.5cm" svg:height="3.7cm" svg:x="1.5cm" svg:y="10.1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5cm" svg:height="3.7cm" svg:x="1.5cm" svg:y="15cm">
          <text:p text:style-name="P2"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cm" svg:y1="19.6cm" svg:x2="22cm" svg:y2="19.6cm">
          <text:p text:style-name="P2"/>
        </draw:line>
        <draw:frame draw:style-name="gr2" draw:layer="layout" svg:width="6.128cm" svg:height="1.038cm" svg:x="1.2cm" svg:y="3cm">
          <draw:text-box>
            <text:p text:style-name="P2">OJ-01-01-02 r00001</text:p>
          </draw:text-box>
        </draw:frame>
        <draw:frame draw:style-name="gr2" draw:layer="layout" svg:width="1.946cm" svg:height="1.038cm" svg:x="1.6cm" svg:y="4.3cm">
          <draw:text-box>
            <text:p text:style-name="P2">Body</text:p>
          </draw:text-box>
        </draw:frame>
        <draw:frame draw:style-name="gr2" draw:layer="layout" svg:width="4.795cm" svg:height="1.038cm" svg:x="1.313cm" svg:y="9.132cm">
          <draw:text-box>
            <text:p text:style-name="P2">Extended Body</text:p>
          </draw:text-box>
        </draw:frame>
        <draw:frame draw:style-name="gr4" draw:text-style-name="P2" draw:layer="layout" svg:width="7.63cm" svg:height="1.039cm" svg:x="1.37cm" svg:y="19.726cm">
          <draw:text-box>
            <text:p text:style-name="P2">OJ-01-01-02 r00002</text:p>
          </draw:text-box>
        </draw:frame>
        <draw:frame draw:style-name="gr2" draw:layer="layout" svg:width="2.648cm" svg:height="1.038cm" svg:x="1.3cm" svg:y="14.1cm">
          <draw:text-box>
            <text:p text:style-name="P2">Excerpt</text:p>
          </draw:text-box>
        </draw:frame>
        <draw:custom-shape draw:style-name="gr5" draw:text-style-name="P5" draw:layer="layout" svg:width="11.3cm" svg:height="3.6cm" svg:x="14.5cm" svg:y="6cm">
          <text:p text:style-name="P3"><text:span text:style-name="T1"/></text:p>
          <text:p text:style-name="P3"><text:span text:style-name="T1"/></text:p>
          <text:p text:style-name="P4"><text:span text:style-name="T1">The page is a form, with three textarea fields. <text:s/>Spacing in the fields should be normalised, and special characters should be properly rendered – that is the page should communicate that it is UTF-8 to the browser</text:span></text:p>
          <text:p text:style-name="P4"><text:span text:style-name="T1"/></text:p>
          <text:p text:style-name="P3"><text:span text:style-name="T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5.5cm" svg:height="2cm" svg:x="7.5cm" svg:y="2.6cm">
          <text:p text:style-name="P4"><text:span text:style-name="T1">Metadata (as at left) should be added to identify the record. <text:s/>This will include the <text:s/>collection and record id and other descriptive fields – spec to fol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4.749cm" svg:height="1.5cm" svg:x="19.327cm" svg:y="17.502cm">
          <text:p text:style-name="P6"><text:span text:style-name="T1">Separate each record with a rule</text:span></text:p>
          <draw:enhanced-geometry svg:viewBox="0 0 21600 21600" draw:mirror-horizontal="false" draw:type="line-callout-1" draw:modifiers="-6102.56842105263 27341.7721518987 -1136.84210526316 7943.504330446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8" draw:layer="layout" svg:width="7cm" svg:height="1cm" svg:x="3.5cm" svg:y="6.5cm">
          <text:p text:style-name="P7"><text:span text:style-name="T2">tei:transcription + the dc:title 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7cm" svg:height="1cm" svg:x="3.5cm" svg:y="11.3cm">
          <text:p text:style-name="P7"><text:span text:style-name="T2">tei:transcription <text:s/>+ the dc:title 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7.5cm" svg:height="2.3cm" svg:x="3.5cm" svg:y="15.5cm">
          <text:p text:style-name="P9"><text:span text:style-name="T2">Process the tei:notes from the tei:translation and tei:transcription, and copy dublin core fields from the itemDesc – spec to fol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1.3cm" svg:height="3.6cm" svg:x="14.5cm" svg:y="10cm">
          <text:p text:style-name="P3"><text:span text:style-name="T1"/></text:p>
          <text:p text:style-name="P3"><text:span text:style-name="T1"/></text:p>
          <text:p text:style-name="P4"><text:span text:style-name="T1">The transform may be performed in Oxygen via a transformation scenario, or through Cocoon.</text:span></text:p>
          <text:p text:style-name="P4"><text:span text:style-name="T1"/></text:p>
          <text:p text:style-name="P3"><text:span text:style-name="T1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5cm" svg:x="3.075cm" svg:y="2.257cm" draw:page-number="1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amara Lopez</meta:initial-creator>
    <meta:creation-date>2008-10-02T16:13:51</meta:creation-date>
    <dc:creator>Tamara Lopez</dc:creator>
    <dc:date>2008-10-02T16:42:19</dc:date>
    <meta:editing-cycles>1</meta:editing-cycles>
    <meta:editing-duration>PT28M38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